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1" svg:font-family="0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1389in" fo:margin-left="0in" fo:margin-top="0in" fo:margin-bottom="0in" table:align="left"/>
    </style:style>
    <style:style style:name="Table1.A" style:family="table-column">
      <style:table-column-properties style:column-width="3.5688in"/>
    </style:style>
    <style:style style:name="Table1.B" style:family="table-column">
      <style:table-column-properties style:column-width="3.5694in"/>
    </style:style>
    <style:style style:name="Table1.1" style:family="table-row">
      <style:table-row-properties style:min-row-height="0.2514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P1" style:family="paragraph" style:parent-style-name="Standard">
      <style:paragraph-properties fo:margin-left="0.002in" fo:margin-right="6.4in" fo:line-height="75%" fo:text-indent="0in" style:auto-text-indent="false"/>
    </style:style>
    <style:style style:name="P2" style:family="paragraph" style:parent-style-name="Standard" style:master-page-name="Standard">
      <style:paragraph-properties style:page-number="1"/>
      <style:text-properties style:font-name="0" style:font-name-asian="01" style:font-name-complex="01"/>
    </style:style>
    <style:style style:name="P3" style:family="paragraph" style:parent-style-name="Standard">
      <style:paragraph-properties fo:margin-left="0.1063in" fo:margin-right="0.5752in" fo:line-height="100%" fo:text-indent="0in" style:auto-text-indent="false"/>
    </style:style>
    <style:style style:name="P4" style:family="paragraph" style:parent-style-name="Standard">
      <style:paragraph-properties fo:margin-left="0.1063in" fo:margin-right="0in" fo:line-height="139%" fo:text-indent="0in" style:auto-text-indent="false"/>
    </style:style>
    <style:style style:name="P5" style:family="paragraph" style:parent-style-name="Standard">
      <style:paragraph-properties fo:margin-left="0.1063in" fo:margin-right="0in" fo:line-height="51%" fo:text-indent="0in" style:auto-text-indent="false" fo:break-before="column"/>
      <style:text-properties style:font-name="0" fo:font-size="6pt" style:font-name-asian="01" style:font-size-asian="6pt" style:font-name-complex="01" style:font-size-complex="6pt"/>
    </style:style>
    <style:style style:name="P6" style:family="paragraph" style:parent-style-name="Standard">
      <style:paragraph-properties fo:margin-left="1.4374in" fo:margin-right="0.8126in" fo:line-height="106%" fo:text-indent="0in" style:auto-text-indent="false"/>
    </style:style>
    <style:style style:name="P7" style:family="paragraph" style:parent-style-name="Standard">
      <style:paragraph-properties fo:margin-left="1.4374in" fo:margin-right="0.3189in" fo:line-height="106%" fo:text-indent="0in" style:auto-text-indent="false"/>
    </style:style>
    <style:style style:name="P8" style:family="paragraph" style:parent-style-name="Standard">
      <style:paragraph-properties fo:margin-left="0in" fo:margin-right="5.489in" fo:line-height="102%" fo:text-indent="0in" style:auto-text-indent="false"/>
      <style:text-properties fo:color="#0064c8" style:font-name="Arial" fo:font-size="9pt" fo:font-weight="bold" style:font-name-asian="Arial1" style:font-size-asian="9pt" style:font-weight-asian="bold" style:font-name-complex="Arial1" style:font-size-complex="9pt"/>
    </style:style>
    <style:style style:name="P9" style:family="paragraph" style:parent-style-name="Standard">
      <style:paragraph-properties fo:margin-left="0in" fo:margin-right="4.5835in" fo:line-height="102%" fo:text-indent="0in" style:auto-text-indent="false"/>
    </style:style>
    <style:style style:name="P10" style:family="paragraph" style:parent-style-name="Standard">
      <style:paragraph-properties fo:margin-left="0.002in" fo:margin-right="0.1154in" fo:line-height="135%" fo:text-indent="0in" style:auto-text-indent="false"/>
    </style:style>
    <style:style style:name="P11" style:family="paragraph" style:parent-style-name="Standard">
      <style:paragraph-properties fo:margin-left="0.002in" fo:margin-right="0.4209in" fo:line-height="118%" fo:text-indent="0in" style:auto-text-indent="false"/>
    </style:style>
    <style:style style:name="P12" style:family="paragraph" style:parent-style-name="Standard">
      <style:paragraph-properties fo:margin-left="0.002in" fo:margin-right="3.4929in" fo:line-height="118%" fo:text-indent="0in" style:auto-text-indent="false"/>
    </style:style>
    <style:style style:name="P13" style:family="paragraph" style:parent-style-name="Standard">
      <style:paragraph-properties fo:margin-left="0.002in" fo:margin-right="3.4929in" fo:line-height="68%" fo:text-indent="0in" style:auto-text-indent="false"/>
      <style:text-properties style:font-name="0" fo:font-size="12pt" style:font-name-asian="01" style:font-size-asian="12pt" style:font-name-complex="01" style:font-size-complex="12pt"/>
    </style:style>
    <style:style style:name="P14" style:family="paragraph" style:parent-style-name="Standard">
      <style:paragraph-properties fo:margin-left="0.002in" fo:margin-right="6.0299in" fo:line-height="102%" fo:text-indent="0in" style:auto-text-indent="false"/>
    </style:style>
    <style:style style:name="P15" style:family="paragraph" style:parent-style-name="Standard">
      <style:paragraph-properties fo:margin-left="0.002in" fo:margin-right="6.0299in" fo:line-height="102%" fo:text-indent="0in" style:auto-text-indent="false"/>
      <style:text-properties style:font-name="0" fo:font-size="12pt" style:font-name-asian="01" style:font-size-asian="12pt" style:font-name-complex="01" style:font-size-complex="12pt"/>
    </style:style>
    <style:style style:name="P16" style:family="paragraph" style:parent-style-name="Standard">
      <style:paragraph-properties fo:margin-left="0in" fo:margin-right="0.0193in" fo:line-height="94%" fo:text-indent="0in" style:auto-text-indent="false"/>
    </style:style>
    <style:style style:name="P17" style:family="paragraph" style:parent-style-name="Standard">
      <style:paragraph-properties fo:margin-left="0in" fo:margin-right="0.0701in" fo:line-height="87%" fo:text-indent="0in" style:auto-text-indent="false"/>
    </style:style>
    <style:style style:name="P18" style:family="paragraph" style:parent-style-name="Standard">
      <style:paragraph-properties fo:margin-left="0in" fo:margin-right="1.6335in" fo:line-height="87%" fo:text-indent="0in" style:auto-text-indent="false"/>
    </style:style>
    <style:style style:name="P19" style:family="paragraph" style:parent-style-name="Standard">
      <style:paragraph-properties fo:margin-left="0in" fo:margin-right="1.0193in" fo:line-height="87%" fo:text-indent="0in" style:auto-text-indent="false"/>
    </style:style>
    <style:style style:name="P20" style:family="paragraph" style:parent-style-name="Standard">
      <style:paragraph-properties fo:margin-left="0in" fo:margin-right="0.9992in" fo:line-height="87%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P22" style:family="paragraph" style:parent-style-name="Standard">
      <style:paragraph-properties fo:margin-left="0in" fo:margin-right="0in" fo:line-height="118%" fo:text-indent="0in" style:auto-text-indent="false"/>
    </style:style>
    <style:style style:name="P23" style:family="paragraph" style:parent-style-name="Standard">
      <style:paragraph-properties fo:margin-left="0.002in" fo:margin-right="6.1465in" fo:line-height="102%" fo:text-indent="0in" style:auto-text-indent="false"/>
    </style:style>
    <style:style style:name="P24" style:family="paragraph" style:parent-style-name="Standard">
      <style:paragraph-properties fo:margin-left="0.002in" fo:margin-right="0.7189in" fo:line-height="115%" fo:text-indent="0in" style:auto-text-indent="false"/>
    </style:style>
    <style:style style:name="P25" style:family="paragraph" style:parent-style-name="Standard">
      <style:paragraph-properties fo:margin-left="0.002in" fo:margin-right="5.5102in" fo:line-height="69%" fo:text-indent="0in" style:auto-text-indent="false"/>
    </style:style>
    <style:style style:name="P26" style:family="paragraph" style:parent-style-name="Standard" style:list-style-name="WWNum5">
      <style:paragraph-properties fo:margin-left="0.5in" fo:margin-right="1.3417in" fo:line-height="115%" fo:text-indent="-0.25in" style:auto-text-indent="false"/>
    </style:style>
    <style:style style:name="P27" style:family="paragraph" style:parent-style-name="Standard" style:list-style-name="WWNum3">
      <style:paragraph-properties fo:margin-left="0.5in" fo:margin-right="1.3417in" fo:line-height="115%" fo:text-indent="-0.25in" style:auto-text-indent="false"/>
    </style:style>
    <style:style style:name="P28" style:family="paragraph" style:parent-style-name="Standard" style:list-style-name="WWNum1">
      <style:paragraph-properties fo:margin-left="0.5in" fo:margin-right="1.3417in" fo:line-height="115%" fo:text-indent="-0.25in" style:auto-text-indent="false"/>
    </style:style>
    <style:style style:name="P29" style:family="paragraph" style:parent-style-name="Standard" style:list-style-name="WWNum2">
      <style:paragraph-properties fo:margin-left="0.5in" fo:margin-right="1.3417in" fo:line-height="115%" fo:text-indent="-0.25in" style:auto-text-indent="false"/>
    </style:style>
    <style:style style:name="P30" style:family="paragraph" style:parent-style-name="Standard" style:list-style-name="WWNum6">
      <style:paragraph-properties fo:margin-left="0.5in" fo:margin-right="1.3417in" fo:line-height="115%" fo:text-indent="-0.25in" style:auto-text-indent="false"/>
    </style:style>
    <style:style style:name="P31" style:family="paragraph" style:parent-style-name="Standard" style:list-style-name="WWNum7">
      <style:paragraph-properties fo:margin-left="0.5in" fo:margin-right="1.3417in" fo:line-height="115%" fo:text-indent="-0.25in" style:auto-text-indent="false"/>
    </style:style>
    <style:style style:name="P32" style:family="paragraph" style:parent-style-name="Standard" style:list-style-name="WWNum4">
      <style:paragraph-properties fo:margin-left="0.5in" fo:margin-right="1.3417in" fo:line-height="115%" fo:text-indent="-0.25in" style:auto-text-indent="false"/>
    </style:style>
    <style:style style:name="P33" style:family="paragraph" style:parent-style-name="Standard">
      <style:paragraph-properties fo:margin-left="0in" fo:margin-right="0.7189in" fo:line-height="115%" fo:text-indent="0in" style:auto-text-indent="false"/>
    </style:style>
    <style:style style:name="P34" style:family="paragraph" style:parent-style-name="Standard">
      <style:paragraph-properties fo:margin-left="0in" fo:margin-right="1.3417in" fo:line-height="115%" fo:text-indent="0in" style:auto-text-indent="false"/>
      <style:text-properties fo:color="#646464" style:font-name="Arial" fo:font-size="9pt" style:font-name-asian="Arial1" style:font-size-asian="9pt" style:font-name-complex="Arial1" style:font-size-complex="9pt"/>
    </style:style>
    <style:style style:name="P35" style:family="paragraph" style:parent-style-name="Standard">
      <style:paragraph-properties fo:margin-left="0in" fo:margin-right="0.4217in" fo:line-height="100%" fo:text-indent="0in" style:auto-text-indent="false">
        <style:tab-stops>
          <style:tab-stop style:position="0.5in"/>
        </style:tab-stops>
      </style:paragraph-properties>
      <style:text-properties style:font-name="0" fo:font-size="12pt" style:font-name-asian="01" style:font-size-asian="12pt" style:font-name-complex="01" style:font-size-complex="12pt"/>
    </style:style>
    <style:style style:name="P36" style:family="paragraph" style:parent-style-name="Standard">
      <style:paragraph-properties fo:margin-left="0.002in" fo:margin-right="6.2402in" fo:line-height="102%" fo:text-indent="0in" style:auto-text-indent="false"/>
    </style:style>
    <style:style style:name="P37" style:family="paragraph" style:parent-style-name="Standard">
      <style:paragraph-properties fo:margin-left="0.002in" fo:margin-right="0.3866in" fo:line-height="115%" fo:text-indent="0in" style:auto-text-indent="false"/>
    </style:style>
    <style:style style:name="P38" style:family="paragraph" style:parent-style-name="Standard">
      <style:paragraph-properties fo:margin-left="0.002in" fo:margin-right="5.6138in" fo:line-height="69%" fo:text-indent="0in" style:auto-text-indent="false"/>
    </style:style>
    <style:style style:name="P39" style:family="paragraph" style:parent-style-name="Standard">
      <style:paragraph-properties fo:margin-left="0.002in" fo:margin-right="0.5437in" fo:line-height="138%" fo:text-indent="0in" style:auto-text-indent="false"/>
    </style:style>
    <style:style style:name="P40" style:family="paragraph" style:parent-style-name="Standard">
      <style:paragraph-properties fo:margin-left="0.002in" fo:margin-right="5.6154in" fo:line-height="128%" fo:text-indent="0in" style:auto-text-indent="false"/>
    </style:style>
    <style:style style:name="P41" style:family="paragraph" style:parent-style-name="Standard">
      <style:paragraph-properties fo:margin-left="0in" fo:margin-right="3.6866in" fo:line-height="115%" fo:text-indent="0in" style:auto-text-indent="false"/>
    </style:style>
    <style:style style:name="P42" style:family="paragraph" style:parent-style-name="Standard">
      <style:paragraph-properties fo:margin-left="0.002in" fo:margin-right="0.6571in" fo:line-height="89%" fo:text-indent="0in" style:auto-text-indent="false"/>
    </style:style>
    <style:style style:name="P43" style:family="paragraph" style:parent-style-name="Standard">
      <style:paragraph-properties fo:margin-left="0.002in" fo:margin-right="4.4256in" fo:line-height="115%" fo:text-indent="0in" style:auto-text-indent="false"/>
    </style:style>
    <style:style style:name="P44" style:family="paragraph" style:parent-style-name="Standard">
      <style:paragraph-properties fo:margin-left="0.002in" fo:margin-right="2.9181in" fo:line-height="118%" fo:text-indent="0in" style:auto-text-indent="false"/>
    </style:style>
    <style:style style:name="P45" style:family="paragraph" style:parent-style-name="Standard">
      <style:paragraph-properties fo:margin-left="0.002in" fo:margin-right="4.5953in" fo:line-height="115%" fo:text-indent="0in" style:auto-text-indent="false"/>
    </style:style>
    <style:style style:name="P46" style:family="paragraph" style:parent-style-name="Standard">
      <style:paragraph-properties fo:margin-left="0.002in" fo:margin-right="0.0244in" fo:line-height="89%" fo:text-indent="0in" style:auto-text-indent="false"/>
    </style:style>
    <style:style style:name="P47" style:family="paragraph" style:parent-style-name="Standard">
      <style:paragraph-properties fo:margin-left="0.002in" fo:margin-right="2.6827in" fo:line-height="118%" fo:text-indent="0in" style:auto-text-indent="false"/>
    </style:style>
    <style:style style:name="P48" style:family="paragraph" style:parent-style-name="Standard">
      <style:paragraph-properties fo:margin-left="0.002in" fo:margin-right="4.9043in" fo:line-height="115%" fo:text-indent="0in" style:auto-text-indent="false"/>
    </style:style>
    <style:style style:name="P49" style:family="paragraph" style:parent-style-name="Standard">
      <style:paragraph-properties fo:margin-left="0.002in" fo:margin-right="1.8398in" fo:line-height="89%" fo:text-indent="0in" style:auto-text-indent="false"/>
    </style:style>
    <style:style style:name="P50" style:family="paragraph" style:parent-style-name="Standard">
      <style:paragraph-properties fo:margin-left="0.002in" fo:margin-right="1.8398in" fo:line-height="68%" fo:text-indent="0in" style:auto-text-indent="false"/>
      <style:text-properties style:font-name="0" fo:font-size="12pt" style:font-name-asian="01" style:font-size-asian="12pt" style:font-name-complex="01" style:font-size-complex="12pt"/>
    </style:style>
    <style:style style:name="P51" style:family="paragraph" style:parent-style-name="Standard">
      <style:paragraph-properties fo:margin-left="0.002in" fo:margin-right="5.4756in" fo:line-height="102%" fo:text-indent="0in" style:auto-text-indent="false"/>
    </style:style>
    <style:style style:name="P52" style:family="paragraph" style:parent-style-name="Standard">
      <style:paragraph-properties fo:margin-left="0.002in" fo:margin-right="0.748in" fo:line-height="115%" fo:text-indent="0in" style:auto-text-indent="false"/>
    </style:style>
    <style:style style:name="P53" style:family="paragraph" style:parent-style-name="Standard">
      <style:paragraph-properties fo:margin-left="0.002in" fo:margin-right="5.9575in" fo:line-height="72%" fo:text-indent="0in" style:auto-text-indent="false"/>
    </style:style>
    <style:style style:name="P54" style:family="paragraph" style:parent-style-name="Standard">
      <style:paragraph-properties fo:margin-left="0.002in" fo:margin-right="1.9134in" fo:line-height="115%" fo:text-indent="0in" style:auto-text-indent="false"/>
    </style:style>
    <style:style style:name="P55" style:family="paragraph" style:parent-style-name="Standard">
      <style:paragraph-properties fo:margin-left="0.002in" fo:margin-right="5.9854in" fo:line-height="67%" fo:text-indent="0in" style:auto-text-indent="false"/>
    </style:style>
    <style:style style:name="P56" style:family="paragraph" style:parent-style-name="Standard">
      <style:paragraph-properties fo:margin-left="0.002in" fo:margin-right="1.3543in" fo:line-height="115%" fo:text-indent="0in" style:auto-text-indent="false"/>
    </style:style>
    <style:style style:name="P57" style:family="paragraph" style:parent-style-name="Standard">
      <style:paragraph-properties fo:margin-left="0.002in" fo:margin-right="5.9689in" fo:line-height="69%" fo:text-indent="0in" style:auto-text-indent="false"/>
    </style:style>
    <style:style style:name="P58" style:family="paragraph" style:parent-style-name="Standard">
      <style:paragraph-properties fo:margin-left="0.002in" fo:margin-right="0.6047in" fo:line-height="115%" fo:text-indent="0in" style:auto-text-indent="false"/>
    </style:style>
    <style:style style:name="P59" style:family="paragraph" style:parent-style-name="Standard">
      <style:paragraph-properties fo:margin-left="0.002in" fo:margin-right="5.95in" fo:line-height="69%" fo:text-indent="0in" style:auto-text-indent="false"/>
    </style:style>
    <style:style style:name="P60" style:family="paragraph" style:parent-style-name="Standard">
      <style:paragraph-properties fo:margin-left="0.002in" fo:margin-right="2.1811in" fo:line-height="115%" fo:text-indent="0in" style:auto-text-indent="false"/>
    </style:style>
    <style:style style:name="P61" style:family="paragraph" style:parent-style-name="Standard">
      <style:paragraph-properties fo:margin-left="0.002in" fo:margin-right="5.9437in" fo:line-height="69%" fo:text-indent="0in" style:auto-text-indent="false"/>
    </style:style>
    <style:style style:name="T1" style:family="text">
      <style:text-properties fo:color="#646464" style:font-name="Arial" fo:font-size="6pt" style:font-name-asian="Arial1" style:font-size-asian="6pt" style:font-name-complex="Arial1" style:font-size-complex="6pt"/>
    </style:style>
    <style:style style:name="T2" style:family="text">
      <style:text-properties fo:color="#646464" style:font-name="Arial" fo:font-size="9pt" style:font-name-asian="Arial1" style:font-size-asian="9pt" style:font-name-complex="Arial1" style:font-size-complex="9pt"/>
    </style:style>
    <style:style style:name="T3" style:family="text">
      <style:text-properties fo:color="#646464" style:font-name="Arial" fo:font-size="9pt" style:text-underline-style="none" style:font-name-asian="Arial1" style:font-size-asian="9pt" style:font-name-complex="Arial1" style:font-size-complex="9pt"/>
    </style:style>
    <style:style style:name="T4" style:family="text">
      <style:text-properties fo:color="#646464" style:font-name="Arial" fo:font-size="9pt" fo:font-style="normal" style:font-name-asian="Arial1" style:font-size-asian="9pt" style:font-style-asian="normal" style:font-name-complex="Arial1" style:font-size-complex="9pt"/>
    </style:style>
    <style:style style:name="T5" style:family="text">
      <style:text-properties fo:color="#646464" style:font-name="Arial" fo:font-size="7.5pt" style:font-name-asian="Arial1" style:font-size-asian="7.5pt" style:font-name-complex="Arial1" style:font-size-complex="7.5pt"/>
    </style:style>
    <style:style style:name="T6" style:family="text">
      <style:text-properties fo:color="#646464" style:font-name="0" fo:font-size="9pt" style:font-name-asian="01" style:font-size-asian="9pt" style:font-name-complex="01" style:font-size-complex="9pt"/>
    </style:style>
    <style:style style:name="T7" style:family="text">
      <style:text-properties style:font-name="Arial" fo:font-size="36pt" fo:font-weight="bold" style:font-name-asian="Arial1" style:font-size-asian="36pt" style:font-weight-asian="bold" style:font-name-complex="Arial1" style:font-size-complex="36pt"/>
    </style:style>
    <style:style style:name="T8" style:family="text">
      <style:text-properties style:font-name="Arial" fo:font-size="9pt" style:font-name-asian="Arial1" style:font-size-asian="9pt" style:font-name-complex="Arial1" style:font-size-complex="9pt"/>
    </style:style>
    <style:style style:name="T9" style:family="text">
      <style:text-properties style:font-name="Arial" fo:font-size="9pt" fo:font-weight="bold" style:font-name-asian="Arial1" style:font-size-asian="9pt" style:font-weight-asian="bold" style:font-name-complex="Arial1" style:font-size-complex="9pt"/>
    </style:style>
    <style:style style:name="T10" style:family="text">
      <style:text-properties style:font-name="Arial" fo:font-size="10.5pt" fo:font-weight="bold" style:font-name-asian="Arial1" style:font-size-asian="10.5pt" style:font-weight-asian="bold" style:font-name-complex="Arial1" style:font-size-complex="10.5pt"/>
    </style:style>
    <style:style style:name="T11" style:family="text">
      <style:text-properties style:font-name="Arial" fo:font-size="10.5pt" fo:font-weight="normal" style:font-name-asian="Arial1" style:font-size-asian="10.5pt" style:font-weight-asian="normal" style:font-name-complex="Arial1" style:font-size-complex="10.5pt"/>
    </style:style>
    <style:style style:name="T12" style:family="text">
      <style:text-properties style:font-name="Arial" fo:font-size="10.5pt" fo:font-style="italic" fo:font-weight="normal" style:font-name-asian="Arial1" style:font-size-asian="10.5pt" style:font-style-asian="italic" style:font-weight-asian="normal" style:font-name-complex="Arial1" style:font-size-complex="10.5pt"/>
    </style:style>
    <style:style style:name="T13" style:family="text">
      <style:text-properties style:font-name="Arial" fo:font-size="10.5pt" fo:font-style="normal" fo:font-weight="bold" style:font-name-asian="Arial1" style:font-size-asian="10.5pt" style:font-style-asian="normal" style:font-weight-asian="bold" style:font-name-complex="Arial1" style:font-size-complex="10.5pt"/>
    </style:style>
    <style:style style:name="T14" style:family="text">
      <style:text-properties style:font-name="Arial" fo:font-size="12pt" fo:font-style="italic" fo:font-weight="normal" style:font-name-asian="Arial1" style:font-size-asian="12pt" style:font-style-asian="italic" style:font-weight-asian="normal" style:font-name-complex="Arial1" style:font-size-complex="12pt"/>
    </style:style>
    <style:style style:name="T15" style:family="text">
      <style:text-properties style:font-name="0" fo:font-size="36pt" fo:font-weight="bold" style:font-name-asian="01" style:font-size-asian="36pt" style:font-weight-asian="bold" style:font-name-complex="01" style:font-size-complex="36pt"/>
    </style:style>
    <style:style style:name="T16" style:family="text">
      <style:text-properties style:font-name="0" fo:font-size="10.5pt" fo:font-weight="normal" style:font-name-asian="01" style:font-size-asian="10.5pt" style:font-weight-asian="normal" style:font-name-complex="01" style:font-size-complex="10.5pt"/>
    </style:style>
    <style:style style:name="T17" style:family="text">
      <style:text-properties style:font-name="0" fo:font-size="10.5pt" fo:font-weight="bold" style:font-name-asian="01" style:font-size-asian="10.5pt" style:font-weight-asian="bold" style:font-name-complex="01" style:font-size-complex="10.5pt"/>
    </style:style>
    <style:style style:name="T18" style:family="text">
      <style:text-properties fo:color="#0064c8" style:font-name="Arial" fo:font-size="9pt" fo:font-weight="bold" style:font-name-asian="Arial1" style:font-size-asian="9pt" style:font-weight-asian="bold" style:font-name-complex="Arial1" style:font-size-complex="9pt"/>
    </style:style>
    <style:style style:name="T19" style:family="text">
      <style:text-properties style:text-position="0% 100%" style:font-name="Arial" fo:font-size="6.5pt" fo:font-style="italic" fo:font-weight="normal" style:font-name-asian="Arial1" style:font-size-asian="6.5pt" style:font-style-asian="italic" style:font-weight-asian="normal" style:font-name-complex="Arial1" style:font-size-complex="6.5pt"/>
    </style:style>
    <style:style style:name="Sect1" style:family="section">
      <style:section-properties style:editable="false">
        <style:columns fo:column-count="2">
          <style:column style:rel-width="32769*" fo:start-indent="0in" fo:end-indent="0in"/>
          <style:column style:rel-width="32766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span text:style-name="T1"> </text:span></text:p>
      <text:section text:style-name="Sect1" text:name="TextSection">
        <text:p text:style-name="P3"><text:span text:style-name="T7">Eray Ayd</text:span><text:span text:style-name="T15">ı</text:span><text:span text:style-name="T7">n</text:span></text:p>
        <text:p text:style-name="P4"><text:span text:style-name="T8">Web Application Developer, Linux SysAdmin, Speaker </text:span></text:p>
        <text:p text:style-name="P5"/>
        <text:p text:style-name="P6"><text:span text:style-name="T9">+90 (507) 042-6699</text:span></text:p>
        <text:p text:style-name="P7"><text:span text:style-name="T9">er@yayd.in</text:span></text:p>
      </text:section>
      <text:section text:style-name="Sect2" text:name="Section1">
        <text:p text:style-name="P8"/>
        <text:p text:style-name="P9"><text:span text:style-name="T18">PROFESSIONAL SUMMARY </text:span></text:p>
        <text:p text:style-name="P10"><text:span text:style-name="T2">Highly-skilled software development professional bringing more than 9 years in software design, development <text:s/></text:span></text:p>
        <text:p text:style-name="P11"><text:span text:style-name="T2">and integration.Web Developer offering advanced knowledge of language PHP, HTML5, CSS3, NodeJS and <text:s/></text:span></text:p>
        <text:p text:style-name="P12"><text:span text:style-name="T2">Python, as well as extensive experience with Linux. </text:span></text:p>
        <text:p text:style-name="P13"/>
        <text:p text:style-name="P14"><text:span text:style-name="T18">SKILLS </text:span></text:p>
        <table:table table:name="Table1" table:style-name="Table1">
          <table:table-column table:style-name="Table1.A"/>
          <table:table-column table:style-name="Table1.B"/>
          <text:soft-page-break/>
          <table:table-row table:style-name="Table1.1">
            <table:table-cell table:style-name="Table1.A1" office:value-type="string">
              <text:p text:style-name="P16"><text:span text:style-name="T6">● </text:span><text:span text:style-name="T2">Advanced knowledge of PHP</text:span></text:p>
            </table:table-cell>
            <table:table-cell table:style-name="Table1.A1" office:value-type="string">
              <text:p text:style-name="P17"><text:span text:style-name="T6">● Linux SysAdmin (CentOS, Arch Linux, L&amp;X Ubuntu, Debian, Slackware, Mint, Black Arch)</text:span></text:p>
            </table:table-cell>
          </table:table-row>
          <table:table-row table:style-name="Table1.2">
            <table:table-cell table:style-name="Table1.A1" office:value-type="string">
              <text:p text:style-name="P16"><text:span text:style-name="T6">● </text:span><text:span text:style-name="T2">Advanced knowledge of Python</text:span></text:p>
            </table:table-cell>
            <table:table-cell table:style-name="Table1.A1" office:value-type="string">
              <text:p text:style-name="P17"><text:span text:style-name="T6">● Shell Scripting</text:span></text:p>
            </table:table-cell>
          </table:table-row>
          <table:table-row table:style-name="Table1.3">
            <table:table-cell table:style-name="Table1.A1" office:value-type="string">
              <text:p text:style-name="P16"><text:span text:style-name="T6">● </text:span><text:span text:style-name="T2">Experienced on NodeJS and Socket.io</text:span></text:p>
            </table:table-cell>
            <table:table-cell table:style-name="Table1.A1" office:value-type="string">
              <text:p text:style-name="P17"><text:span text:style-name="T6">● Built scalable server</text:span></text:p>
            </table:table-cell>
          </table:table-row>
          <table:table-row table:style-name="Table1.4">
            <table:table-cell table:style-name="Table1.A1" office:value-type="string">
              <text:p text:style-name="P18"><text:span text:style-name="T6">● </text:span><text:span text:style-name="T2">API design knowledge</text:span></text:p>
            </table:table-cell>
            <table:table-cell table:style-name="Table1.A1" office:value-type="string">
              <text:p text:style-name="P17"><text:span text:style-name="T6">● Basic knowledge of C and C++</text:span></text:p>
            </table:table-cell>
          </table:table-row>
          <table:table-row table:style-name="Table1.5">
            <table:table-cell table:style-name="Table1.A1" office:value-type="string">
              <text:p text:style-name="P19"><text:span text:style-name="T6">● </text:span><text:span text:style-name="T2">Knowledge of HTML5 and CSS3</text:span></text:p>
            </table:table-cell>
            <table:table-cell table:style-name="Table1.A1" office:value-type="string">
              <text:p text:style-name="P17"><text:span text:style-name="T6">● Built applications with MySQL and MongoDB</text:span></text:p>
            </table:table-cell>
          </table:table-row>
          <table:table-row table:style-name="Table1.6">
            <table:table-cell table:style-name="Table1.A1" office:value-type="string">
              <text:p text:style-name="P17"><text:span text:style-name="T6">● </text:span><text:span text:style-name="T2">Database schema designing</text:span></text:p>
            </table:table-cell>
            <table:table-cell table:style-name="Table1.A1" office:value-type="string">
              <text:p text:style-name="P17"><text:span text:style-name="T6">● Django and Flask Frameworks</text:span></text:p>
            </table:table-cell>
          </table:table-row>
          <table:table-row table:style-name="Table1.7">
            <table:table-cell table:style-name="Table1.A1" office:value-type="string">
              <text:p text:style-name="P20"><text:span text:style-name="T6">● </text:span><text:span text:style-name="T2">Knowledge and experience on Laravel Framework, Slim Micro-Framework and Symfony Framework / Components.</text:span></text:p>
            </table:table-cell>
            <table:table-cell table:style-name="Table1.A1" office:value-type="string">
              <text:p text:style-name="P21"/>
            </table:table-cell>
          </table:table-row>
        </table:table>
        <text:p text:style-name="P15"/>
        <text:p text:style-name="P23"><text:span text:style-name="T18">WORK HISTORY</text:span></text:p>
        <text:p text:style-name="P24"><text:span text:style-name="T10">Özgür Yazılım A.Ş., </text:span><text:span text:style-name="T11">Remote </text:span><text:span text:style-name="T16">—</text:span><text:span text:style-name="T11"> Web Application Developer</text:span><text:span text:style-name="T14"> </text:span></text:p>
        <text:p text:style-name="P25"><text:span text:style-name="T5">Jun 2019 – Present</text:span></text:p>
        <text:list xml:id="list3685971810" text:style-name="WWNum5">
          <text:list-item>
            <text:p text:style-name="P26"><text:span text:style-name="T2">Develop and maintain custom Drupal packages.</text:span></text:p>
          </text:list-item>
          <text:list-item>
            <text:p text:style-name="P26"><text:span text:style-name="T2">Create and service Drupal RestAPI.</text:span></text:p>
          </text:list-item>
          <text:list-item>
            <text:p text:style-name="P26"><text:span text:style-name="T2">Strengthened developmental methodologies by introducing a code quality document.</text:span></text:p>
          </text:list-item>
          <text:list-item>
            <text:p text:style-name="P26"><text:span text:style-name="T2">Wrote minimal Python CLI applications to maintain the PHP Drupal CMS website.</text:span></text:p>
          </text:list-item>
          <text:list-item>
            <text:p text:style-name="P26"><text:span text:style-name="T2">Python Django and RestAPI</text:span></text:p>
          </text:list-item>
        </text:list>
        <text:p text:style-name="P24"><text:span text:style-name="T10">Teleskop, </text:span><text:span text:style-name="T11">Remote </text:span><text:span text:style-name="T16">—</text:span><text:span text:style-name="T11"> Python Developer</text:span><text:span text:style-name="T14"> </text:span></text:p>
        <text:p text:style-name="P25"><text:span text:style-name="T5">Aug 2018 – Dec 2018</text:span></text:p>
        <text:list xml:id="list3871021202" text:style-name="WWNum3">
          <text:list-item>
            <text:p text:style-name="P27"><text:span text:style-name="T2">Develop and contribute to the Python Flask API application.</text:span></text:p>
          </text:list-item>
        </text:list>
        <text:p text:style-name="P33"><text:span text:style-name="T10">Odaxa Bilişim Teknolojileri, </text:span><text:span text:style-name="T11">Remote </text:span><text:span text:style-name="T16">—</text:span><text:span text:style-name="T11"> Web Application Developer</text:span><text:span text:style-name="T14"> </text:span></text:p>
        <text:p text:style-name="P25"><text:span text:style-name="T5">Feb 2018 – Apr 2018</text:span></text:p>
        <text:list xml:id="list1698912377" text:style-name="WWNum1">
          <text:list-item>
            <text:p text:style-name="P28"><text:span text:style-name="T2">Develop and maintain Laravel packages.</text:span></text:p>
          </text:list-item>
          <text:list-item>
            <text:p text:style-name="P28"><text:span text:style-name="T2">Developed Laravel E-Commerce application.</text:span></text:p>
          </text:list-item>
        </text:list>
        <text:p text:style-name="P24"><text:span text:style-name="T10">Softnetta, </text:span><text:span text:style-name="T11">Konya </text:span><text:span text:style-name="T16">—</text:span><text:span text:style-name="T11"> Web Application Developer and Linux SysAdmin</text:span></text:p>
        <text:p text:style-name="P25"><text:span text:style-name="T5">Sep 2017 –Dec 2017</text:span></text:p>
        <text:list xml:id="list818482159" text:style-name="WWNum2">
          <text:list-item>
            <text:p text:style-name="P29"><text:span text:style-name="T2">Developed E-Commerce System.</text:span></text:p>
          </text:list-item>
          <text:list-item>
            <text:p text:style-name="P29"><text:span text:style-name="T2">Debugged and modified many software components.</text:span></text:p>
          </text:list-item>
          <text:list-item>
            <text:p text:style-name="P29"><text:soft-page-break/><text:span text:style-name="T2">Collaborated an old project.</text:span></text:p>
          </text:list-item>
          <text:list-item>
            <text:p text:style-name="P29"><text:span text:style-name="T2">Upgrade/Shift old Laravel project to new version.</text:span></text:p>
          </text:list-item>
          <text:list-item>
            <text:p text:style-name="P29"><text:span text:style-name="T2">Integrated with GIT version control system.</text:span></text:p>
          </text:list-item>
          <text:list-item>
            <text:p text:style-name="P29"><text:span text:style-name="T2">Created an ecosystem for development.</text:span></text:p>
          </text:list-item>
        </text:list>
        <text:p text:style-name="P24"><text:span text:style-name="T10">Coder Ofis, </text:span><text:span text:style-name="T11">Konya </text:span><text:span text:style-name="T16">—</text:span><text:span text:style-name="T11"> Web Application Developer, Linux SysAdmin and Project Manager</text:span></text:p>
        <text:p text:style-name="P25"><text:span text:style-name="T5">Jun 2016 – Aug 2016</text:span></text:p>
        <text:list xml:id="list1908120004" text:style-name="WWNum6">
          <text:list-item>
            <text:p text:style-name="P30"><text:span text:style-name="T2">Collaborated with product management to design, build and test systems.</text:span></text:p>
          </text:list-item>
          <text:list-item>
            <text:p text:style-name="P30"><text:span text:style-name="T2">Debugged and modified software components.</text:span></text:p>
          </text:list-item>
          <text:list-item>
            <text:p text:style-name="P30"><text:span text:style-name="T2">Responsible for in-page SEO quality and UI/UX features.</text:span></text:p>
          </text:list-item>
          <text:list-item>
            <text:p text:style-name="P30"><text:span text:style-name="T2">Developed many of Laravel Framework private packages.</text:span></text:p>
          </text:list-item>
          <text:list-item>
            <text:p text:style-name="P30"><text:span text:style-name="T2">Developed custom CMS with module based package powered.</text:span></text:p>
          </text:list-item>
          <text:list-item>
            <text:p text:style-name="P30"><text:span text:style-name="T2">Led the team that developed multiple websites using LAMP, PHP 7 OOP and Laravel Framework.</text:span></text:p>
          </text:list-item>
          <text:list-item>
            <text:p text:style-name="P30"><text:span text:style-name="T2">Designed Laravel-based multi-threaded admin web applications.</text:span></text:p>
          </text:list-item>
          <text:list-item>
            <text:p text:style-name="P30"><text:span text:style-name="T2">Developed object-oriented software, including package and version control based company CMS.</text:span></text:p>
          </text:list-item>
        </text:list>
        <text:p text:style-name="P34"/>
        <text:p text:style-name="P34"/>
        <text:p text:style-name="P24"><text:span text:style-name="T10">Webjektif, </text:span><text:span text:style-name="T11">Konya </text:span><text:span text:style-name="T16">—</text:span><text:span text:style-name="T11"> Web Application Developer, Linux SysAdmin</text:span></text:p>
        <text:p text:style-name="P25"><text:span text:style-name="T5">Jan 2016 – May 2016</text:span></text:p>
        <text:list xml:id="list286101490" text:style-name="WWNum7">
          <text:list-item>
            <text:p text:style-name="P31"><text:span text:style-name="T2">Designed and developed transactional and analytical data structures.</text:span></text:p>
          </text:list-item>
          <text:list-item>
            <text:p text:style-name="P31"><text:span text:style-name="T2">Modified existing software to correct errors, adapt to new hardware and improve performance.</text:span></text:p>
          </text:list-item>
          <text:list-item>
            <text:p text:style-name="P31"><text:span text:style-name="T2">Designed booking and reservation application components.</text:span></text:p>
          </text:list-item>
          <text:list-item>
            <text:p text:style-name="P31"><text:soft-page-break/><text:span text:style-name="T2">Designed and developed custom CMS with module based package powered.</text:span></text:p>
          </text:list-item>
          <text:list-item>
            <text:p text:style-name="P31"><text:span text:style-name="T2">Installed and managed VestaCP on CentOS webserver with PHP 7 support.</text:span></text:p>
          </text:list-item>
          <text:list-item>
            <text:p text:style-name="P31"><text:span text:style-name="T2">Many of Laravel Framework private and public packages.</text:span></text:p>
          </text:list-item>
          <text:list-item>
            <text:p text:style-name="P31"><text:span text:style-name="T2">Responsible for schema designing and planning of databases.</text:span></text:p>
          </text:list-item>
          <text:list-item>
            <text:p text:style-name="P31"><text:span text:style-name="T2">Worked on B2B Tourism and news portal websites.</text:span></text:p>
          </text:list-item>
        </text:list>
        <text:p text:style-name="P24"><text:span text:style-name="T10">Temel Bilişim, </text:span><text:span text:style-name="T11">Konya </text:span><text:span text:style-name="T16">—</text:span><text:span text:style-name="T11"> Web Application Developer, Frontend Designer and Linux SysAdmin</text:span></text:p>
        <text:p text:style-name="P25"><text:span text:style-name="T5">Jun 2010 – Jan 2016</text:span></text:p>
        <text:list xml:id="list24284736" text:style-name="WWNum4">
          <text:list-item>
            <text:p text:style-name="P32"><text:span text:style-name="T2">Built, tested and deployed scalable, highly available and modular software products.</text:span></text:p>
          </text:list-item>
          <text:list-item>
            <text:p text:style-name="P32"><text:span text:style-name="T2">Strengthened developmental methodologies by introducing a code quality document.</text:span></text:p>
          </text:list-item>
          <text:list-item>
            <text:p text:style-name="P32"><text:span text:style-name="T2">Wrote and implemented scripts to enhance user experience and integrated scripts with the company specific CMS.</text:span></text:p>
          </text:list-item>
          <text:list-item>
            <text:p text:style-name="P32"><text:span text:style-name="T2">Developed shared central authentication system in PHP for intranet applications.</text:span></text:p>
          </text:list-item>
          <text:list-item>
            <text:p text:style-name="P32"><text:span text:style-name="T2">Coded 100+ websites using PHP, HTML, CSS and Javascript.</text:span></text:p>
          </text:list-item>
          <text:list-item>
            <text:p text:style-name="P32"><text:span text:style-name="T2">Designed intranet and finance application components.</text:span></text:p>
          </text:list-item>
          <text:list-item>
            <text:p text:style-name="P32"><text:span text:style-name="T2">Wrote PHP applications in MVC architecture.</text:span></text:p>
          </text:list-item>
          <text:list-item>
            <text:p text:style-name="P32"><text:span text:style-name="T2">Installed and managed WHM/Cpanel on CentOS webserver with PHP 5 and PHP 7 support.</text:span></text:p>
          </text:list-item>
          <text:list-item>
            <text:p text:style-name="P32"><text:span text:style-name="T2">Integrated WHMCS and WHM API with web server.</text:span></text:p>
          </text:list-item>
          <text:list-item>
            <text:p text:style-name="P32"><text:span text:style-name="T2">Responsible from the high traffic mail server and web server.</text:span></text:p>
          </text:list-item>
          <text:list-item>
            <text:p text:style-name="P32"><text:span text:style-name="T2">Developer team director and project leader.</text:span></text:p>
          </text:list-item>
          <text:list-item>
            <text:p text:style-name="P32"><text:span text:style-name="T2">Implemented application server for version control.</text:span></text:p>
          </text:list-item>
          <text:list-item>
            <text:p text:style-name="P32"><text:span text:style-name="T2">Responsible for IE compatibility and in-page SEO.</text:span></text:p>
          </text:list-item>
        </text:list>
      </text:section>
      <text:section text:style-name="Sect2" text:name="Section2">
        <text:p text:style-name="P35"/>
        <text:p text:style-name="P36"><text:soft-page-break/><text:span text:style-name="T18">EDUCATION</text:span></text:p>
        <text:p text:style-name="P37"><text:span text:style-name="T10">Iskenderun Technical University, </text:span><text:span text:style-name="T11">Hatay </text:span><text:span text:style-name="T16">— </text:span><text:span text:style-name="T12">Computer Engineering </text:span></text:p>
        <text:p text:style-name="P38"><text:span text:style-name="T5">2018 - 2020 </text:span></text:p>
        <text:p text:style-name="P39"><text:span text:style-name="T2">Member of Computer Engineering Students Club, Chess Club and Robotic Club.</text:span></text:p>
        <text:p text:style-name="P37"><text:span text:style-name="T10">Selcuk University, </text:span><text:span text:style-name="T11">Konya </text:span><text:span text:style-name="T16">— </text:span><text:span text:style-name="T11">Special </text:span><text:span text:style-name="T12">Student of Computer Engineering (English Education) </text:span></text:p>
        <text:p text:style-name="P38"><text:span text:style-name="T5">2016 - 2018 </text:span></text:p>
        <text:p text:style-name="P39"><text:span text:style-name="T2">Member of Computer Engineering Students Club and Robotic Club. Software Process Improvement webinar, including Ethical Hacking.Special student of 'Izmir Economy University'. </text:span></text:p>
        <text:p text:style-name="P37"><text:span text:style-name="T10">Izmir Economy University, </text:span><text:span text:style-name="T11">Izmir </text:span><text:span text:style-name="T16">— </text:span><text:span text:style-name="T12">Student of Computer Engineering (English Education) </text:span></text:p>
        <text:p text:style-name="P38"><text:span text:style-name="T5">2016 - 2018</text:span></text:p>
        <text:p text:style-name="P39"><text:span text:style-name="T2">Computational Science and Engineering coursework.</text:span></text:p>
        <text:p text:style-name="P37"><text:span text:style-name="T10">Mevlana (Rum</text:span><text:span text:style-name="T13">i)</text:span><text:span text:style-name="T10"> University, </text:span><text:span text:style-name="T11">Konya </text:span><text:span text:style-name="T16">— </text:span><text:span text:style-name="T12">Student of Computer Engineering (English Education) </text:span></text:p>
        <text:p text:style-name="P38"><text:span text:style-name="T5">2014 - 2016 </text:span></text:p>
        <text:p text:style-name="P22"><text:span text:style-name="T4">Member of Robotic Club. Computational Science and Engineering coursework. University has been closed in 2016.</text:span></text:p>
        <text:p text:style-name="P40"><text:span text:style-name="T18">AFFILIATIONS</text:span></text:p>
        <text:p text:style-name="P41"><text:span text:style-name="T10">Kodluyoruz PHP Bootcamp </text:span><text:span text:style-name="T16">— </text:span><text:span text:style-name="T12">Trainer</text:span></text:p>
        <text:p text:style-name="P42"><text:span text:style-name="T2">Prepare a Beginner level PHP Bootcamp for 34 students with 35 hours.</text:span></text:p>
        <text:p text:style-name="P43"><text:span text:style-name="T10">KonyaPHP </text:span><text:span text:style-name="T16">— </text:span><text:span text:style-name="T11">L</text:span><text:span text:style-name="T12">eader, Speaker</text:span><text:span text:style-name="T13"> </text:span></text:p>
        <text:p text:style-name="P42"><text:span text:style-name="T2">Lead of organization. Creating events and contact with other speakers. Speaking about PHP, Linux and Web <text:s/></text:span></text:p>
        <text:p text:style-name="P44"><text:span text:style-name="T2">Development Technologies. Organization of the event's schedule. </text:span></text:p>
        <text:p text:style-name="P45"><text:span text:style-name="T10">Linux Turkey -</text:span><text:span text:style-name="T16"> </text:span><text:span text:style-name="T12">Moderator</text:span><text:span text:style-name="T13"> </text:span></text:p>
        <text:p text:style-name="P46"><text:span text:style-name="T2">Moderator of a community with 5000+ members. Answering questions in the community and helping others. Manage of <text:s/></text:span></text:p>
        <text:p text:style-name="P47"><text:soft-page-break/><text:span text:style-name="T2">questions and moderate. </text:span></text:p>
        <text:p text:style-name="P48"><text:span text:style-name="T10">AnkaraPHP -</text:span><text:span text:style-name="T16"> </text:span><text:span text:style-name="T12">Speaker</text:span><text:span text:style-name="T13"> </text:span></text:p>
        <text:p text:style-name="P49"><text:span text:style-name="T2">Member of organization. Speaking on events about PHP and Laravel Framework. </text:span></text:p>
        <text:p text:style-name="P50"/>
        <text:p text:style-name="P51"><text:span text:style-name="T18">CERTIFICATIONS </text:span></text:p>
        <text:p text:style-name="P52"><text:span text:style-name="T10">Akademik Bili</text:span><text:span text:style-name="T16">ş</text:span><text:span text:style-name="T10">im 2017, </text:span><text:span text:style-name="T11">INETD, Aksaray </text:span><text:span text:style-name="T16">— </text:span><text:span text:style-name="T12">Teacher of 'Modern Web and PHP' Course </text:span></text:p>
        <text:p text:style-name="P53"><text:span text:style-name="T5">Feb 2017</text:span><text:span text:style-name="T18"> </text:span></text:p>
        <text:p text:style-name="P54"><text:span text:style-name="T10">Akademik Bili</text:span><text:span text:style-name="T16">ş</text:span><text:span text:style-name="T10">im 2016,</text:span><text:span text:style-name="T16"> </text:span><text:span text:style-name="T11">INETD, Ankara </text:span><text:span text:style-name="T16">— </text:span><text:span text:style-name="T12">Arduino 1</text:span><text:span text:style-name="T19">st </text:span><text:span text:style-name="T12">Level Course </text:span></text:p>
        <text:p text:style-name="P55"><text:span text:style-name="T5">Jan 2016 </text:span></text:p>
        <text:p text:style-name="P56"><text:span text:style-name="T10">Aç</text:span><text:span text:style-name="T17">ı</text:span><text:span text:style-name="T10">k Kaynak Günleri 2015,</text:span><text:span text:style-name="T16"> </text:span><text:span text:style-name="T11">Tutev, Ankara </text:span><text:span text:style-name="T16">—</text:span><text:span text:style-name="T11"> </text:span><text:span text:style-name="T12">Capture The Flag (Hacking) 2</text:span><text:span text:style-name="T19">nd </text:span></text:p>
        <text:p text:style-name="P57"><text:span text:style-name="T5">Oct 2015 </text:span></text:p>
        <text:p text:style-name="P58"><text:span text:style-name="T10">Linux Summer Camp 2015,</text:span><text:span text:style-name="T16"> </text:span><text:span text:style-name="T11">LKD, Bolu </text:span><text:span text:style-name="T16">— </text:span><text:span text:style-name="T12">Web Programming with Django and Javascript</text:span><text:span text:style-name="T19"> </text:span></text:p>
        <text:p text:style-name="P59"><text:span text:style-name="T5">Aug 2015 </text:span></text:p>
        <text:p text:style-name="P60"><text:span text:style-name="T10">GDG DevFest 2014,</text:span><text:span text:style-name="T16"> </text:span><text:span text:style-name="T11">Google,</text:span><text:span text:style-name="T16"> İ</text:span><text:span text:style-name="T11">zmir </text:span><text:span text:style-name="T16">— </text:span><text:span text:style-name="T12">Certificate of Participation</text:span><text:span text:style-name="T19"> </text:span></text:p>
        <text:p text:style-name="P61"><text:span text:style-name="T5">Nov 2014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01" svg:font-family="0" style:font-family-generic="system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9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9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9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9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9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fo:font-size="9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83in" fo:margin-bottom="0.2917in" fo:margin-left="0.5972in" fo:margin-right="0.7638in" style:writing-mode="lr-tb" style:layout-grid-color="#c0c0c0" style:layout-grid-lines="2603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116" meta:word-count="849" meta:character-count="5784" meta:non-whitespace-character-count="5028"/>
    <meta:generator>LibreOfficeDev/6.0.5.2$Linux_X86_64 LibreOffice_project/</meta:generator>
  </office:meta>
</office:document-meta>
</file>